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XAResource.setTransactionTimeout( int transaction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XAResource.commit( Xid xid , boolean fla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calXAConnectionFactory.creat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XAResource.end( Xid xid , int fl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XAResource.rollback( Xid x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calXAConnectionFactory.getTransactio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XAResource.recover( int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XAResource.prepare( Xid x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XAResource.start( Xid xid , int fla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ocalXAResource.LocalXAResource( Connection local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XAResource.getX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XAConnectionFactory.LocalXAConnectionFactory( TransactionManager transactionManager , ConnectionFactory connection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XAResource.isSameRM( XAResource xa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XAResource.getTransacti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XAResource.forget( Xid x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